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P4" style:family="paragraph" style:parent-style-name="Standard">
      <style:paragraph-properties fo:text-align="justify" style:justify-single-word="false"/>
      <style:text-properties fo:language="es" fo:country="ES" fo:font-style="normal" officeooo:paragraph-rsid="0006b324" style:font-style-asian="normal" style:font-style-complex="normal"/>
    </style:style>
    <style:style style:name="P5" style:family="paragraph" style:parent-style-name="Standard">
      <style:paragraph-properties fo:text-align="justify" style:justify-single-word="false"/>
      <style:text-properties fo:language="es" fo:country="ES" fo:font-style="normal" officeooo:rsid="000b41a3" officeooo:paragraph-rsid="0006b324" style:font-style-asian="normal" style:font-style-complex="normal"/>
    </style:style>
    <style:style style:name="P6" style:family="paragraph" style:parent-style-name="Standard">
      <style:paragraph-properties fo:text-align="justify" style:justify-single-word="false"/>
      <style:text-properties fo:language="es" fo:country="ES" fo:font-style="normal" officeooo:paragraph-rsid="000da4b9" style:font-style-asian="normal" style:font-style-complex="normal"/>
    </style:style>
    <style:style style:name="P7" style:family="paragraph" style:parent-style-name="Standard">
      <style:paragraph-properties fo:text-align="justify" style:justify-single-word="false"/>
      <style:text-properties fo:language="es" fo:country="ES" fo:font-style="normal" officeooo:paragraph-rsid="00175c6c"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style:style style:name="T4" style:family="text">
      <style:text-properties officeooo:rsid="0006b324"/>
    </style:style>
    <style:style style:name="T5" style:family="text">
      <style:text-properties officeooo:rsid="0007f855"/>
    </style:style>
    <style:style style:name="T6" style:family="text">
      <style:text-properties officeooo:rsid="000894d8"/>
    </style:style>
    <style:style style:name="T7" style:family="text">
      <style:text-properties officeooo:rsid="0009e65d"/>
    </style:style>
    <style:style style:name="T8" style:family="text">
      <style:text-properties officeooo:rsid="000b090b"/>
    </style:style>
    <style:style style:name="T9" style:family="text">
      <style:text-properties officeooo:rsid="000b41a3"/>
    </style:style>
    <style:style style:name="T10" style:family="text">
      <style:text-properties officeooo:rsid="000be705"/>
    </style:style>
    <style:style style:name="T11" style:family="text">
      <style:text-properties officeooo:rsid="000da4b9"/>
    </style:style>
    <style:style style:name="T12" style:family="text">
      <style:text-properties officeooo:rsid="000f7b6c"/>
    </style:style>
    <style:style style:name="T13" style:family="text">
      <style:text-properties officeooo:rsid="001108cb"/>
    </style:style>
    <style:style style:name="T14" style:family="text">
      <style:text-properties officeooo:rsid="0012d2cb"/>
    </style:style>
    <style:style style:name="T15" style:family="text">
      <style:text-properties officeooo:rsid="0013dcac"/>
    </style:style>
    <style:style style:name="T16" style:family="text">
      <style:text-properties officeooo:rsid="00175c6c"/>
    </style:style>
    <style:style style:name="T17" style:family="text">
      <style:text-properties officeooo:rsid="00176cf6"/>
    </style:style>
    <style:style style:name="T18" style:family="text">
      <style:text-properties officeooo:rsid="00184ee0"/>
    </style:style>
    <style:style style:name="T19" style:family="text">
      <style:text-properties officeooo:rsid="00184f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text:p text:style-name="P3"/>
      <text:p text:style-name="P4"><text:span text:style-name="T4">Stratfor también implicado en actividades de vigilancia </text:span><text:span text:style-name="T5">sobre activistas que buscaban la reparación de las víctimas del desastre de una planta química </text:span><text:span text:style-name="T6">en Bhopal, India, incluyendo un grupo llamado Bophal Medical Appeal. Además, entre los objetivos estaba </text:span><text:span text:style-name="T7">The Yes Men, un grupo satírico que había humillado a Dow Chemical, con una conferencia de prensa falsa anunciando la reparación de las víctimas. </text:span><text:span text:style-name="T8">Stratfor </text:span><text:span text:style-name="T10">envia</text:span><text:span text:style-name="T8"> regularmente a varios funcionarios de Dow las minutas </text:span><text:span text:style-name="T9">sobre las actividades de dos miembros de los Yes Men.</text:span></text:p>
      <text:p text:style-name="P5"/>
      <text:p text:style-name="P6"><text:span text:style-name="T11">En un intrigante correo electrónico se reveló que la compañía Coca-Cola estaba </text:span><text:span text:style-name="T12">preguntando a Stratfor <text:s/>información de inteligencia sobre PETA (Personas por un Trato Ético a los Animales)</text:span><text:span text:style-name="T11">, </text:span><text:span text:style-name="T12">el vicepresidente de </text:span><text:span text:style-name="T13">Stratfor afirma que “El FBI tiene una investigación confidencial sobre las operaciones de PETA. Veré que puedo descubrir”. </text:span><text:span text:style-name="T14">De esto uno puede tener la impresión </text:span><text:span text:style-name="T15">de que el FBI trabaja como una agencia privada de detectives de Stratfor y de sus clientes corporativos.</text:span></text:p>
      <text:p text:style-name="P6"><text:span text:style-name="T15"/></text:p>
      <text:p text:style-name="P7"><text:span text:style-name="T16">Stratfor también tuvo amplio alcance </text:span><text:span text:style-name="T17">en campañas de relaciones públicas. Los correos electrónicos numerosos empresas de medios de comunicación en su nomina. </text:span><text:span text:style-name="T18">Una de las motivaciones para estas alianzas fue probablemente </text:span><text:span text:style-name="T19">tener fuentes de inteligencia, Stratfor trabajo duro para te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16T14:16:38</dc:date>
    <meta:editing-duration>P8DT10H19M21S</meta:editing-duration>
    <meta:editing-cycles>17</meta:editing-cycles>
    <meta:generator>LibreOffice/4.0.3.3$Linux_X86_64 LibreOffice_project/400m0$Build-3</meta:generator>
    <meta:document-statistic meta:table-count="0" meta:image-count="0" meta:object-count="0" meta:page-count="3" meta:paragraph-count="20" meta:word-count="1518" meta:character-count="9538" meta:non-whitespace-character-count="8032"/>
  </office:meta>
</office:document-meta>
</file>